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0f503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dffaf00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6c466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5ff45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4161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0cc9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19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34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6bc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f23b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5e5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f29f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53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1eb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59b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6db0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726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459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1e7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4d7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5a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6c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94b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f47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d4e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1f8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b89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2e0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4e5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7a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aad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37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e3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a7c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20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85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b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8db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8a8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3a3a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751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2e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670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816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a2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42aaed" officeooo:paragraph-rsid="2d59b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73370c" officeooo:paragraph-rsid="2e751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officeooo:paragraph-rsid="2df29f4b"/>
    </style:style>
    <style:style style:name="T1" style:family="text">
      <style:text-properties officeooo:rsid="2d3d48f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39c7a59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Arial1" fo:font-style="normal" fo:text-shadow="none" style:font-name-asian="Arial1" style:font-style-asian="normal" style:font-name-complex="標楷體" style:text-emphasize="none"/>
    </style:style>
    <style:style style:name="T8" style:family="text">
      <style:text-properties officeooo:rsid="2d3ff8ad"/>
    </style:style>
    <style:style style:name="T9" style:family="text">
      <style:text-properties officeooo:rsid="2d4b53df"/>
    </style:style>
    <style:style style:name="T10" style:family="text">
      <style:text-properties officeooo:rsid="2e35e42a"/>
    </style:style>
    <style:style style:name="T11" style:family="text">
      <style:text-properties officeooo:rsid="2d4d7fda"/>
    </style:style>
    <style:style style:name="T12" style:family="text">
      <style:text-properties fo:color="#050505"/>
    </style:style>
    <style:style style:name="T13" style:family="text">
      <style:text-properties fo:color="#050505" style:font-name="標楷體1" style:font-name-asian="標楷體1"/>
    </style:style>
    <style:style style:name="T14" style:family="text">
      <style:text-properties fo:color="#050505" style:font-name="標楷體1" officeooo:rsid="2e485207" style:font-name-asian="標楷體1"/>
    </style:style>
    <style:style style:name="T15" style:family="text">
      <style:text-properties fo:color="#050505" style:font-name="標楷體1" officeooo:rsid="2e471770" style:font-name-asian="標楷體1"/>
    </style:style>
    <style:style style:name="T16" style:family="text">
      <style:text-properties fo:color="#050505" style:font-name="標楷體1" fo:font-size="5pt" officeooo:rsid="2ec28e40" style:font-size-asian="5pt" style:font-size-complex="5pt"/>
    </style:style>
    <style:style style:name="T17" style:family="text">
      <style:text-properties fo:color="#050505" style:font-name="標楷體1" fo:font-size="5pt" officeooo:rsid="2e670abe" style:font-size-asian="5pt" style:font-size-complex="5pt"/>
    </style:style>
    <style:style style:name="T18" style:family="text">
      <style:text-properties fo:color="#050505" style:font-name="標楷體1" fo:font-size="5pt" officeooo:rsid="0a5718ff" style:font-size-asian="5pt" style:font-size-complex="5pt"/>
    </style:style>
    <style:style style:name="T19" style:family="text">
      <style:text-properties fo:color="#050505" style:font-name="標楷體1" fo:font-size="9pt" officeooo:rsid="2e670abe" style:font-size-asian="9pt" style:font-size-complex="9pt"/>
    </style:style>
    <style:style style:name="T20" style:family="text">
      <style:text-properties fo:color="#050505" style:font-name="標楷體1" fo:font-size="9pt" officeooo:rsid="0a5718ff" style:font-size-asian="9pt" style:font-size-complex="9pt"/>
    </style:style>
    <style:style style:name="T21" style:family="text">
      <style:text-properties fo:color="#050505" style:font-name="標楷體1" fo:font-size="6pt" officeooo:rsid="2e670abe" style:font-size-asian="6pt" style:font-size-complex="6pt"/>
    </style:style>
    <style:style style:name="T22" style:family="text">
      <style:text-properties fo:color="#050505" style:font-name="標楷體1" fo:font-size="6pt" officeooo:rsid="0a5718ff" style:font-size-asian="6pt" style:font-size-complex="6pt"/>
    </style:style>
    <style:style style:name="T23" style:family="text">
      <style:text-properties fo:color="#050505" fo:font-size="5pt" style:font-size-asian="5pt" style:font-size-complex="5pt"/>
    </style:style>
    <style:style style:name="T24" style:family="text">
      <style:text-properties fo:color="#050505" fo:font-size="6pt" style:font-size-asian="6pt" style:font-size-complex="6pt"/>
    </style:style>
    <style:style style:name="T25" style:family="text">
      <style:text-properties fo:color="#050505" fo:font-size="6pt" officeooo:rsid="2e670abe" style:font-size-asian="6pt" style:font-size-complex="6pt"/>
    </style:style>
    <style:style style:name="T26" style:family="text">
      <style:text-properties fo:color="#050505" fo:font-size="6pt" officeooo:rsid="2ed94b18" style:font-size-asian="6pt" style:font-size-complex="6pt"/>
    </style:style>
    <style:style style:name="T27" style:family="text">
      <style:text-properties fo:color="#050505" fo:font-size="9pt" style:font-size-asian="9pt" style:font-size-complex="9pt"/>
    </style:style>
    <style:style style:name="T28" style:family="text">
      <style:text-properties fo:color="#050505" fo:font-size="9pt" officeooo:rsid="2e670abe" style:font-size-asian="9pt" style:font-size-complex="9pt"/>
    </style:style>
    <style:style style:name="T29" style:family="text">
      <style:text-properties fo:color="#050505" style:font-name="Arial1" fo:font-size="5pt" officeooo:rsid="2ec28e40" style:font-name-asian="Arial1" style:font-size-asian="5pt" style:font-size-complex="5pt"/>
    </style:style>
    <style:style style:name="T30" style:family="text">
      <style:text-properties officeooo:rsid="2e4b37d7"/>
    </style:style>
    <style:style style:name="T31" style:family="text">
      <style:text-properties officeooo:rsid="2e4fb678"/>
    </style:style>
    <style:style style:name="T32" style:family="text">
      <style:text-properties officeooo:rsid="2e572bad"/>
    </style:style>
    <style:style style:name="T33" style:family="text">
      <style:text-properties officeooo:rsid="2e670abe"/>
    </style:style>
    <style:style style:name="T34" style:family="text">
      <style:text-properties style:font-name="標楷體1" style:font-name-asian="標楷體1"/>
    </style:style>
    <style:style style:name="T35" style:family="text">
      <style:text-properties style:font-name="標楷體1" officeooo:rsid="2e572bad" style:font-name-asian="標楷體1"/>
    </style:style>
    <style:style style:name="T36" style:family="text">
      <style:text-properties style:font-name="標楷體1" officeooo:rsid="2e8aad52" style:font-name-asian="標楷體1"/>
    </style:style>
    <style:style style:name="T37" style:family="text">
      <style:text-properties style:font-name="標楷體1" officeooo:rsid="0a5718ff"/>
    </style:style>
    <style:style style:name="T38" style:family="text">
      <style:text-properties style:font-name="標楷體1" officeooo:rsid="2ea725ce"/>
    </style:style>
    <style:style style:name="T39" style:family="text">
      <style:text-properties style:font-name="標楷體1" officeooo:rsid="2ebf59e0"/>
    </style:style>
    <style:style style:name="T40" style:family="text">
      <style:text-properties style:font-name="標楷體1" officeooo:rsid="2e670abe"/>
    </style:style>
    <style:style style:name="T41" style:family="text">
      <style:text-properties style:font-name="標楷體1" officeooo:rsid="2ec28e40"/>
    </style:style>
    <style:style style:name="T42" style:family="text">
      <style:text-properties style:font-name="標楷體1" officeooo:rsid="2ec2abc2"/>
    </style:style>
    <style:style style:name="T43" style:family="text">
      <style:text-properties style:font-name="標楷體1" officeooo:rsid="2ec9a487"/>
    </style:style>
    <style:style style:name="T44" style:family="text">
      <style:text-properties style:font-name="標楷體1" officeooo:rsid="2ead3168"/>
    </style:style>
    <style:style style:name="T45" style:family="text">
      <style:text-properties officeooo:rsid="2e8aad52"/>
    </style:style>
    <style:style style:name="T46" style:family="text">
      <style:text-properties fo:color="#1c1c1c" style:font-name="標楷體1" officeooo:rsid="2e670abe"/>
    </style:style>
    <style:style style:name="T47" style:family="text">
      <style:text-properties fo:color="#1c1c1c" style:font-name="標楷體1" officeooo:rsid="0a5718ff"/>
    </style:style>
    <style:style style:name="T48" style:family="text">
      <style:text-properties fo:color="#1c1c1c" style:font-name="標楷體1" officeooo:rsid="2ec28e40"/>
    </style:style>
    <style:style style:name="T49" style:family="text">
      <style:text-properties style:font-name="Arial1" officeooo:rsid="2d4b53df" style:font-name-asian="Arial1"/>
    </style:style>
    <style:style style:name="T50" style:family="text">
      <style:text-properties style:font-name="Arial1" officeooo:rsid="2d3ff8ad" style:font-name-asian="Arial1"/>
    </style:style>
    <style:style style:name="T51" style:family="text">
      <style:text-properties style:font-name="Arial1" officeooo:rsid="2e670abe" style:font-name-asian="Arial1"/>
    </style:style>
    <style:style style:name="T52" style:family="text">
      <style:text-properties style:font-name="Arial1" officeooo:rsid="2ec28e40" style:font-name-asian="Arial1"/>
    </style:style>
    <style:style style:name="T53" style:family="text">
      <style:text-properties style:font-name="Arial1" officeooo:rsid="2e35e42a" style:font-name-asian="Arial1"/>
    </style:style>
    <style:style style:name="T54" style:family="text">
      <style:text-properties style:font-name="Arial1" officeooo:rsid="2e4fb678" style:font-name-asian="Arial1"/>
    </style:style>
    <style:style style:name="T55" style:family="text">
      <style:text-properties style:font-name="Arial1" officeooo:rsid="2e572bad" style:font-name-asian="Arial1"/>
    </style:style>
    <style:style style:name="T56" style:family="text">
      <style:text-properties style:font-name="Arial1" officeooo:rsid="2d4d7fda" style:font-name-asian="Arial1"/>
    </style:style>
    <style:style style:name="T57" style:family="text">
      <style:text-properties style:font-name="Arial1" officeooo:rsid="2e4b37d7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5199356" text:style-name="L1">
        <text:list-item>
          <text:list>
            <text:list-item>
              <text:p text:style-name="P1"><text:bookmark-start text:name="張國松"/>張國松<text:bookmark-end text:name="張國松"/><text:span text:style-name="T13">（</text:span><text:span text:style-name="T14">https://</text:span><text:span text:style-name="T15">www.earth-truth.com</text:span><text:span text:style-name="T13">）</text:span></text:p>
              <text:list>
                <text:list-item>
                  <text:p text:style-name="P2">張國松的 讀者 提供的 評論。</text:p>
                  <text:list>
                    <text:list-item>
                      <text:p text:style-name="P2">言詞偏激。</text:p>
                    </text:list-item>
                    <text:list-item>
                      <text:p text:style-name="P2">性格偏激。</text:p>
                    </text:list-item>
                    <text:list-item>
                      <text:p text:style-name="P2">為人偏激。</text:p>
                    </text:list-item>
                    <text:list-item>
                      <text:p text:style-name="P7">能力有限。</text:p>
                      <text:list>
                        <text:list-item>
                          <text:p text:style-name="P8">張國松的 部分讀者 認定，張國松 只能看到（佛教 認定的）三惡道。</text:p>
                        </text:list-item>
                        <text:list-item>
                          <text:p text:style-name="P8">張國松的 部分讀者 認定，張國松 只能看到（人類 認定的）邪靈。</text:p>
                        </text:list-item>
                        <text:list-item>
                          <text:p text:style-name="P8">張國松的 部分讀者 認定，張國松 看不到（人類 認定的）神靈。</text:p>
                          <text:list>
                            <text:list-item>
                              <text:p text:style-name="P8">張國松的 部分讀者 認定，張國松 看得到（佛教 認定的）六道。</text:p>
                            </text:list-item>
                            <text:list-item>
                              <text:p text:style-name="P8">張國松的 部分讀者 認定，張國松 看得到（人類 認定的）邪靈、神靈。</text:p>
                            </text:list-item>
                            <text:list-item>
                              <text:p text:style-name="P9">張國松的 部分讀者 認定，張國松 認定（人類 認定的）邪靈、神靈 都是 靈。</text:p>
                              <text:list>
                                <text:list-item>
                                  <text:p text:style-name="P9">張國松 認定（人類 認定的）神靈 不是（人類 認定的）神、神明。</text:p>
                                  <text:list>
                                    <text:list-item>
                                      <text:p text:style-name="P10">張國松的 部分讀者 無法接受、無法承受、拒絕承認，該認定。</text:p>
                                    </text:list-item>
                                    <text:list-item>
                                      <text:p text:style-name="P11">張國松的 部分讀者 認定，張國松 看不到（人類 認定的）神靈。</text:p>
                                      <text:list>
                                        <text:list-item>
                                          <text:p text:style-name="P12">張國松 才會認定（人類 認定的）神靈 不是（人類 認定的）神、神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有爭議發言。</text:p>
                      <text:list>
                        <text:list-item>
                          <text:p text:style-name="P2">明顯例子，下跪、新疆、畜生道、粉。</text:p>
                        </text:list-item>
                      </text:list>
                    </text:list-item>
                    <text:list-item>
                      <text:p text:style-name="P7">精神有問題。</text:p>
                      <text:list>
                        <text:list-item>
                          <text:p text:style-name="P50"><text:span text:style-name="T5">張國松的 部分讀者 認定，張國松 </text:span><text:span text:style-name="T6">言詞偏激、性格偏激、為人偏激</text:span><text:span text:style-name="T5">。</text:span></text:p>
                          <text:list>
                            <text:list-item>
                              <text:p text:style-name="P13">張國松的 部分讀者 認定，張國松 患有 精神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使用自己的設定。</text:p>
                      <text:list>
                        <text:list-item>
                          <text:p text:style-name="P14">張國松的 部分讀者 認定，張國松 沒有 使用（人類 認定的）宗教 的 設定。</text:p>
                        </text:list-item>
                        <text:list-item>
                          <text:p text:style-name="P14">張國松的 部分讀者 認定，張國松 使用 自己的 設定，描述 佛教的 三惡道。</text:p>
                          <text:list>
                            <text:list-item>
                              <text:p text:style-name="P3"><text:span text:style-name="T4">設定 </text:span><text:span text:style-name="T7">↔</text:span><text:span text:style-name="T2"> 投影世界觀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工作職業有問題。</text:p>
                    </text:list-item>
                    <text:list-item>
                      <text:p text:style-name="P2">家庭背景有問題。</text:p>
                    </text:list-item>
                    <text:list-item>
                      <text:p text:style-name="P2">家庭遭遇有問題。</text:p>
                    </text:list-item>
                    <text:list-item>
                      <text:p text:style-name="P15">出書 動機、初衷、原動力 被質疑。</text:p>
                      <text:list>
                        <text:list-item>
                          <text:p text:style-name="P15">張國松的 部分讀者 認定，張國松 出書，是為了 賣書賺錢、創立宗教。</text:p>
                        </text:list-item>
                      </text:list>
                    </text:list-item>
                    <text:list-item>
                      <text:p text:style-name="P2">自己 花錢 出書。</text:p>
                    </text:list-item>
                    <text:list-item>
                      <text:p text:style-name="P2">免費 提供 讀者，閱讀 自己的書。</text:p>
                    </text:list-item>
                    <text:list-item>
                      <text:p text:style-name="P2">沒有 創立 宗教。</text:p>
                    </text:list-item>
                    <text:list-item>
                      <text:p text:style-name="P4">出書 動機、初衷、原動力 被信任。</text:p>
                      <text:list>
                        <text:list-item>
                          <text:p text:style-name="P5">張國松的 部分讀者 認定，張國松 是 寫下真相、公開真相、傳播真相。</text:p>
                        </text:list-item>
                        <text:list-item>
                          <text:p text:style-name="P6">張國松的 部分讀者 認定，張國松 被賦予 使命、（孔子 認定的）天命。</text:p>
                        </text:list-item>
                        <text:list-item>
                          <text:p text:style-name="P6">張國松的 部分讀者 認定，張國松 有 完成他的任務，功德圓滿。</text:p>
                        </text:list-item>
                      </text:list>
                    </text:list-item>
                  </text:list>
                </text:list-item>
                <text:list-item>
                  <text:p text:style-name="P2">張國松的 部分讀者 是 學歷至上主義。</text:p>
                  <text:list>
                    <text:list-item>
                      <text:p text:style-name="P2">該部分讀者 認定，以 張國松的學歷 為由，否定 張國松的 書。</text:p>
                    </text:list-item>
                  </text:list>
                </text:list-item>
                <text:list-item>
                  <text:p text:style-name="P2">作者的學歷、作者的書 沒有 相依性。</text:p>
                  <text:list>
                    <text:list-item>
                      <text:p text:style-name="P2">明顯例子，塞爾維亞的先知。</text:p>
                    </text:list-item>
                  </text:list>
                </text:list-item>
              </text:list>
            </text:list-item>
            <text:list-item>
              <text:p text:style-name="P2"><text:bookmark-start text:name="乩童與公廟的秘密"/>乩童與公廟的秘密<text:bookmark-end text:name="乩童與公廟的秘密"/></text:p>
              <text:list>
                <text:list-item>
                  <text:p text:style-name="P2">宇宙 沒有 神、神靈。</text:p>
                </text:list-item>
                <text:list-item>
                  <text:p text:style-name="P2">鍾馗 <text:span text:style-name="T49">↔</text:span><text:span text:style-name="T9"> 意識層個體、（人類 認定的）神靈、（一的法則 認定的）鬼魂。</text:span></text:p>
                </text:list-item>
                <text:list-item>
                  <text:p text:style-name="P2">鬼屋、邪靈屋、邪靈休息站 是 <text:span text:style-name="T1">廟、寺廟、宮廟。</text:span></text:p>
                </text:list-item>
                <text:list-item>
                  <text:p text:style-name="P2">瞎掰鬼、黑灰氣體團 是 邪靈。</text:p>
                </text:list-item>
                <text:list-item>
                  <text:p text:style-name="P2">瞎掰鬼、黑灰氣體團 <text:span text:style-name="T50">↔</text:span><text:span text:style-name="T8"> 意識層個體、（人類 認定的）邪靈、（一的法則 認定的）鬼魂。</text:span></text:p>
                </text:list-item>
                <text:list-item>
                  <text:p text:style-name="P2">陰間倒流。</text:p>
                </text:list-item>
                <text:list-item>
                  <text:p text:style-name="P2">在 宮廟 拜拜 是，向 瞎掰鬼 報名，撥草尋蛇、被瞎掰鬼纏身。</text:p>
                </text:list-item>
                <text:list-item>
                  <text:p text:style-name="P2">幻象、幻影 是 瞎掰鬼的 伎倆。</text:p>
                </text:list-item>
                <text:list-item>
                  <text:p text:style-name="P2"><text:span text:style-name="T3">血氣、生理期的（溫熱）血 </text:span><text:span text:style-name="T4">吸引、引來 瞎掰鬼。</text:span></text:p>
                  <text:list>
                    <text:list-item>
                      <text:p text:style-name="P7">明顯例子，鯊魚 聞到 血腥味。</text:p>
                    </text:list-item>
                    <text:list-item>
                      <text:p text:style-name="P7">張國松 認定，瞎掰鬼 想要 攝取（張國松 認定的）磁流。</text:p>
                    </text:list-item>
                  </text:list>
                </text:list-item>
                <text:list-item>
                  <text:p text:style-name="P7">磁流。</text:p>
                  <text:list>
                    <text:list-item>
                      <text:p text:style-name="P7">張國松 認定，人體 全身上下 都有 磁流。</text:p>
                    </text:list-item>
                    <text:list-item>
                      <text:p text:style-name="P16">張國松 認定，只要 有 體溫 散發，瞎掰鬼、黑灰氣體團 就想靠近 來吸。</text:p>
                    </text:list-item>
                    <text:list-item>
                      <text:p text:style-name="P16">張國松 認定，磁流 靠氣流 傳送 氣味。</text:p>
                    </text:list-item>
                    <text:list-item>
                      <text:p text:style-name="P16">張國松 認定，血腥的磁流 帶有 血氣。</text:p>
                    </text:list-item>
                    <text:list-item>
                      <text:p text:style-name="P16">張國松 認定，生理期的（溫熱）血 最吸引 瞎掰鬼、黑灰氣體團。</text:p>
                    </text:list-item>
                  </text:list>
                </text:list-item>
                <text:list-item>
                  <text:p text:style-name="P16">乩童。</text:p>
                  <text:list>
                    <text:list-item>
                      <text:p text:style-name="P48"><text:span text:style-name="T11">張國松 認定，</text:span>乩童的 起駕 是，黑灰色氣體團 進入 乩童的 體內。</text:p>
                    </text:list-item>
                    <text:list-item>
                      <text:p text:style-name="P16">張國松 認定，只要 黑灰氣體團 被 生理期的（溫熱）血 吸引，乩童 很難、無法 起駕。</text:p>
                      <text:list>
                        <text:list-item>
                          <text:p text:style-name="P16">黑灰氣體團 不會進入 乩童。</text:p>
                        </text:list-item>
                        <text:list-item>
                          <text:p text:style-name="P16">黑灰氣體團 忙著 攝取 血腥的磁流。</text:p>
                        </text:list-item>
                      </text:list>
                    </text:list-item>
                    <text:list-item>
                      <text:p text:style-name="P16">張國松 認定，民間 忌諱 生理期的女性 進入 宮廟，不是 因為 對 神明、神靈 不敬。</text:p>
                      <text:list>
                        <text:list-item>
                          <text:p text:style-name="P17">黑灰氣體團 會被 生理期的（溫熱）血 吸引。</text:p>
                        </text:list-item>
                        <text:list-item>
                          <text:p text:style-name="P17">黑灰氣體團 忙著 攝取 血腥的磁流。</text:p>
                        </text:list-item>
                        <text:list-item>
                          <text:p text:style-name="P17">乩童 很難、無法 起駕。</text:p>
                        </text:list-item>
                        <text:list-item>
                          <text:p text:style-name="P18">信徒 失望、不再來。</text:p>
                        </text:list-item>
                        <text:list-item>
                          <text:p text:style-name="P18">信徒 免費贈送的 錢 減少。</text:p>
                        </text:list-item>
                      </text:list>
                    </text:list-item>
                    <text:list-item>
                      <text:p text:style-name="P18">張國松 認定，乩童（自願）砍傷、弄傷 自己。</text:p>
                      <text:list>
                        <text:list-item>
                          <text:p text:style-name="P18">讓 黑灰氣體團 攝取，乩童的 血腥的磁流。</text:p>
                        </text:list-item>
                        <text:list-item>
                          <text:p text:style-name="P18">乩童 在 養鬼。</text:p>
                        </text:list-item>
                        <text:list-item>
                          <text:p text:style-name="P19">乩童 餵養 瞎掰鬼、黑灰氣體團。</text:p>
                        </text:list-item>
                      </text:list>
                    </text:list-item>
                  </text:list>
                </text:list-item>
                <text:list-item>
                  <text:p text:style-name="P18">宮廟 使用 紅色 柱子。</text:p>
                  <text:list>
                    <text:list-item>
                      <text:p text:style-name="P18">張國松 認定，瞎掰鬼 攝取 血腥的磁流 之後，瞎掰鬼的外型 會變成 帶 紅光 的形體。</text:p>
                      <text:list>
                        <text:list-item>
                          <text:p text:style-name="P18">瞎掰鬼 使用 紅色柱子、紅色物體 當作 遮蔽，直到 顏色 恢復成 黑灰色 的形體。</text:p>
                          <text:list>
                            <text:list-item>
                              <text:p text:style-name="P18">紅色柱子 是 瞎掰鬼的 躲藏區。</text:p>
                              <text:list>
                                <text:list-item>
                                  <text:p text:style-name="P20">（粉）紅色 <text:span text:style-name="T51">↔</text:span><text:span text:style-name="T33">（</text:span><text:span text:style-name="T37">意識層個體 </text:span>的<text:span text:style-name="T33">）舒適環境。</text:span></text:p>
                                  <text:list>
                                    <text:list-item>
                                      <text:p text:style-name="P21"><text:span text:style-name="T33">（</text:span><text:span text:style-name="T37">意識層個體 </text:span>的<text:span text:style-name="T33">）舒適環境</text:span> <text:span text:style-name="T51">↔</text:span><text:span text:style-name="T33">（人類</text:span><text:span text:style-name="T37">個體 </text:span>的<text:span text:style-name="T33">）</text:span>溫、<text:span text:style-name="T33">濕、壓 舒適的 環境。</text:span></text:p>
                                      <text:list>
                                        <text:list-item>
                                          <text:p text:style-name="P22">溫 是 溫度。</text:p>
                                        </text:list-item>
                                        <text:list-item>
                                          <text:p text:style-name="P22"><text:span text:style-name="T33">濕</text:span> 是 濕度。</text:p>
                                        </text:list-item>
                                        <text:list-item>
                                          <text:p text:style-name="P23"><text:span text:style-name="T33">壓</text:span> 是 壓力。<text:span text:style-name="T12">（明顯例子，大氣壓力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<text:span text:style-name="T37">抽象例子，東方</text:span><text:span text:style-name="T33">（</text:span>的<text:span text:style-name="T37"> </text:span><text:span text:style-name="T33">人類</text:span><text:span text:style-name="T37">個體</text:span><text:span text:style-name="T33">）喜愛</text:span><text:span text:style-name="T37"> </text:span>紅色<text:span text:style-name="T37">。</text:span><text:span text:style-name="T28">（</text:span><text:span text:style-name="T20">東方</text:span><text:span text:style-name="T28">（</text:span><text:span text:style-name="T27">的</text:span><text:span text:style-name="T20"> </text:span><text:span text:style-name="T28">人類</text:span><text:span text:style-name="T20">個體</text:span><text:span text:style-name="T28">） 認定，</text:span><text:span text:style-name="T27">紅色 </text:span><text:span text:style-name="T28">是 </text:span><text:span text:style-name="T27">喜氣的 顏色</text:span><text:span text:style-name="T28">）</text:span></text:p>
                                      <text:list>
                                        <text:list-item>
                                          <text:p text:style-name="P25"><text:span text:style-name="T37">東方</text:span><text:span text:style-name="T33">（</text:span>的<text:span text:style-name="T37"> </text:span><text:span text:style-name="T33">人類</text:span><text:span text:style-name="T37">個體</text:span><text:span text:style-name="T33">）敬畏、守護</text:span><text:span text:style-name="T37"> </text:span><text:span text:style-name="T40">聖獸</text:span>。</text:p>
                                          <text:list>
                                            <text:list-item>
                                              <text:p text:style-name="P25"><text:span text:style-name="T40">聖獸 </text:span>的<text:span text:style-name="T37"> 明顯例子，龍。</text:span><text:span text:style-name="T19">（明顯例子，對（遠古、傳承 記憶、文化 的）友方的 本能反應，尊敬、保護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"><text:span text:style-name="T37">東方</text:span><text:span text:style-name="T40">（</text:span><text:span text:style-name="T37">的 </text:span><text:span text:style-name="T40">人類</text:span><text:span text:style-name="T37">個體</text:span><text:span text:style-name="T40">）認定 靈 是 神明、</text:span><text:span text:style-name="T33">邪靈</text:span><text:span text:style-name="T37">。</text:span><text:span text:style-name="T16">（</text:span><text:span text:style-name="T17">神靈 </text:span><text:span text:style-name="T29">↔</text:span><text:span text:style-name="T16">（中國</text:span><text:span text:style-name="T18"> 認</text:span><text:span text:style-name="T23">定</text:span><text:span text:style-name="T16">的）灶神、（日本 </text:span><text:span text:style-name="T18">認定</text:span><text:span text:style-name="T23">的</text:span><text:span text:style-name="T16">）式神）</text:span></text:p>
                                          <text:list>
                                            <text:list-item>
                                              <text:p text:style-name="P27"><text:span text:style-name="T37">明顯例子，</text:span><text:span text:style-name="T40">神明 </text:span><text:span text:style-name="T52">↔</text:span><text:span text:style-name="T40">（</text:span><text:span text:style-name="T37">進入</text:span><text:span text:style-name="T46">（人類</text:span><text:span text:style-name="T47">個體 </text:span><text:span text:style-name="T46">認定</text:span><text:span text:style-name="T47">的</text:span><text:span text:style-name="T46">）</text:span><text:span text:style-name="T37">乩童的</text:span><text:span text:style-name="T40">）</text:span><text:span text:style-name="T37">意識層個體。</text:span></text:p>
                                            </text:list-item>
                                            <text:list-item>
                                              <text:p text:style-name="P28"><text:span text:style-name="T37">明顯例子，</text:span><text:span text:style-name="T33">邪靈</text:span><text:span text:style-name="T40"> </text:span><text:span text:style-name="T52">↔</text:span><text:span text:style-name="T41">（煉蠱 的）蠱毒</text:span><text:span text:style-name="T4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<text:span text:style-name="T37">抽象例子，西方</text:span><text:span text:style-name="T33">（</text:span>的<text:span text:style-name="T37"> </text:span><text:span text:style-name="T33">人類</text:span><text:span text:style-name="T37">個體</text:span><text:span text:style-name="T33">）</text:span>厭惡 紅色<text:span text:style-name="T37">。</text:span><text:span text:style-name="T25">（</text:span><text:span text:style-name="T22">西方</text:span><text:span text:style-name="T25">（</text:span><text:span text:style-name="T24">的</text:span><text:span text:style-name="T22"> </text:span><text:span text:style-name="T25">人類</text:span><text:span text:style-name="T22">個體</text:span><text:span text:style-name="T25">） 認定，</text:span><text:span text:style-name="T24">紅色 </text:span><text:span text:style-name="T25">是 </text:span><text:span text:style-name="T24">晦氣、感到恐懼、十分</text:span><text:span text:style-name="T26">不討喜</text:span><text:span text:style-name="T24"> 的 顏色</text:span><text:span text:style-name="T25">）</text:span></text:p>
                                      <text:list>
                                        <text:list-item>
                                          <text:p text:style-name="P25"><text:span text:style-name="T37">西方</text:span><text:span text:style-name="T33">（</text:span>的<text:span text:style-name="T37"> </text:span><text:span text:style-name="T33">人類</text:span><text:span text:style-name="T37">個體</text:span><text:span text:style-name="T33">）</text:span><text:span text:style-name="T39">畏懼、傷害</text:span><text:span text:style-name="T37"> </text:span><text:span text:style-name="T40">聖獸</text:span><text:span text:style-name="T37">。</text:span><text:span text:style-name="T21">（明顯例子，對（遠古、傳承 記憶、文化 的）敵方的 本能反應，逃跑、攻擊）</text:span></text:p>
                                        </text:list-item>
                                        <text:list-item>
                                          <text:p text:style-name="P28"><text:span text:style-name="T37">西方</text:span><text:span text:style-name="T33">（</text:span>的<text:span text:style-name="T37"> </text:span><text:span text:style-name="T33">人類</text:span><text:span text:style-name="T37">個體</text:span><text:span text:style-name="T33">）認定 靈 是 惡魔、邪靈</text:span><text:span text:style-name="T37">。</text:span></text:p>
                                          <text:list>
                                            <text:list-item>
                                              <text:p text:style-name="P29"><text:span text:style-name="T37">明顯例子，</text:span><text:span text:style-name="T33">惡魔</text:span><text:span text:style-name="T40"> </text:span><text:span text:style-name="T52">↔</text:span><text:span text:style-name="T40">（</text:span><text:span text:style-name="T48">（基督教 認定的）</text:span><text:span text:style-name="T41">驅魔）</text:span><text:span text:style-name="T37">意識層個體</text:span><text:span text:style-name="T41">（</text:span><text:span text:style-name="T37">離開</text:span><text:span text:style-name="T41">）</text:span><text:span text:style-name="T42">。</text:span></text:p>
                                            </text:list-item>
                                            <text:list-item>
                                              <text:p text:style-name="P30"><text:span text:style-name="T37">明顯例子，</text:span><text:span text:style-name="T33">邪靈</text:span><text:span text:style-name="T40"> </text:span><text:span text:style-name="T52">↔</text:span><text:span text:style-name="T40">（字版 的</text:span><text:span text:style-name="T41">）</text:span><text:span text:style-name="T43">碟仙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"><text:span text:style-name="T37">意識層個體 不代表 </text:span>瞎掰鬼、黑灰氣體團、小鬼。</text:p>
                                  <text:list>
                                    <text:list-item>
                                      <text:p text:style-name="P32">小鬼 是（養小鬼<text:span text:style-name="T37"> </text:span>的）小鬼。</text:p>
                                    </text:list-item>
                                    <text:list-item>
                                      <text:p text:style-name="P32">（認定、說出、使用）小鬼（詞彙）是<text:span text:style-name="T45">（</text:span>對 <text:span text:style-name="T37">意識層個體</text:span><text:span text:style-name="T45">）</text:span>歧視。</text:p>
                                      <text:list>
                                        <text:list-item>
                                          <text:p text:style-name="P33">明顯例子，<text:span text:style-name="T36">nigger</text:span><text:span text:style-name="T34">（</text:span>詞彙）<text:span text:style-name="T45">是（</text:span>對 黑色皮膚的 人類個體<text:span text:style-name="T45">）歧視。</text:span></text:p>
                                        </text:list-item>
                                        <text:list-item>
                                          <text:p text:style-name="P33">明顯例子，<text:span text:style-name="T44">yellow </text:span><text:span text:style-name="T36">monkey</text:span><text:span text:style-name="T34">（</text:span>詞彙）<text:span text:style-name="T45">是（</text:span>對 黃色皮膚的 人類個體<text:span text:style-name="T45">）歧視。</text:span></text:p>
                                        </text:list-item>
                                        <text:list-item>
                                          <text:p text:style-name="P34">明顯例子，<text:span text:style-name="T36">white pig</text:span><text:span text:style-name="T34">（</text:span>詞彙）<text:span text:style-name="T45">是（</text:span>對 白色皮膚的 人類個體<text:span text:style-name="T45">）歧視。</text:span></text:p>
                                        </text:list-item>
                                        <text:list-item>
                                          <text:p text:style-name="P35">明顯例子，妖、夷人<text:span text:style-name="T34">（</text:span>詞彙）<text:span text:style-name="T45">是（</text:span>對 其他人類文明的 人類個體<text:span text:style-name="T45">）歧視。</text:span></text:p>
                                          <text:list>
                                            <text:list-item>
                                              <text:p text:style-name="P36">妖 是（山海經 認定的）妖（、神）。</text:p>
                                            </text:list-item>
                                            <text:list-item>
                                              <text:p text:style-name="P36">（山海經 認定的）妖、神 的 明顯例子，伏羲、女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<text:span text:style-name="T37">意識層個體 不一定</text:span>是<text:span text:style-name="T37"> </text:span>瞎掰鬼、黑灰氣體團。</text:p>
                                      <text:list>
                                        <text:list-item>
                                          <text:p text:style-name="P38">不是 每一個 <text:span text:style-name="T37">意識層個體 都是 </text:span>瞎掰鬼、黑灰氣體團。</text:p>
                                        </text:list-item>
                                        <text:list-item>
                                          <text:p text:style-name="P39">明顯例子，肉質<text:span text:style-name="T37">層個體 不一定</text:span>是<text:span text:style-name="T37"> </text:span><text:span text:style-name="T38">人類</text:span><text:span text:style-name="T45">（物種、</text:span><text:span text:style-name="T37">個體</text:span><text:span text:style-name="T45">）</text:span>。</text:p>
                                          <text:list>
                                            <text:list-item>
                                              <text:p text:style-name="P39">不是 每一個 肉質<text:span text:style-name="T37">層個體 都是 </text:span><text:span text:style-name="T38">人類</text:span><text:span text:style-name="T45">（物種、</text:span><text:span text:style-name="T37">個體</text:span><text:span text:style-name="T45">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張國松 認定，黑灰氣體團 攝取 血腥的磁流 之後，黑灰氣體團的外型 不變、沒有變化。</text:p>
                      <text:list>
                        <text:list-item>
                          <text:p text:style-name="P40">因為 黑灰氣體團的靈根 很小。</text:p>
                        </text:list-item>
                        <text:list-item>
                          <text:p text:style-name="P40">黑灰氣體團的外型 不會變成 帶 紅光。</text:p>
                        </text:list-item>
                        <text:list-item>
                          <text:p text:style-name="P18">黑灰氣體團的外型 一樣是 黑灰色 一團。</text:p>
                        </text:list-item>
                      </text:list>
                    </text:list-item>
                  </text:list>
                </text:list-item>
                <text:list-item>
                  <text:p text:style-name="P18">民間家庭。</text:p>
                  <text:list>
                    <text:list-item>
                      <text:p text:style-name="P18">張國松 認定，民間家庭 有 神像、紅燈泡、紅燈籠 也要注意。</text:p>
                      <text:list>
                        <text:list-item>
                          <text:p text:style-name="P41">瞎掰鬼 定期 攝取，民間家庭的 生理期的（溫熱）血。</text:p>
                        </text:list-item>
                        <text:list-item>
                          <text:p text:style-name="P41">瞎掰鬼 有時候會 弄出 血光之災，為了 定點、在民間家庭 攝取 血腥的磁流。</text:p>
                        </text:list-item>
                      </text:list>
                    </text:list-item>
                  </text:list>
                </text:list-item>
                <text:list-item>
                  <text:p text:style-name="P41">風雲道者 <text:span text:style-name="T53">↔</text:span><text:span text:style-name="T10"> 意識層個體</text:span>。</text:p>
                </text:list-item>
                <text:list-item>
                  <text:p text:style-name="P41">渡畜牲者 <text:span text:style-name="T53">↔</text:span><text:span text:style-name="T10"> 意識層個體。</text:span></text:p>
                </text:list-item>
                <text:list-item>
                  <text:p text:style-name="P41">瞎掰鬼 會進入 信徒的 體內。</text:p>
                  <text:list>
                    <text:list-item>
                      <text:p text:style-name="P42">張國松 認定，風雲道者 逼出、捕捉（某一特定信徒 體內的）瞎掰鬼，該信徒 會 死。</text:p>
                    </text:list-item>
                  </text:list>
                </text:list-item>
                <text:list-item>
                  <text:p text:style-name="P42">智慧靈根。</text:p>
                </text:list-item>
                <text:list-item>
                  <text:p text:style-name="P42">陰府 <text:span text:style-name="T54">↔</text:span><text:span text:style-name="T31"> 風雲道者、渡畜牲者 的 組織。</text:span></text:p>
                </text:list-item>
                <text:list-item>
                  <text:p text:style-name="P43">七月 <text:span text:style-name="T55">↔</text:span><text:span text:style-name="T32"> 張國松 認定，陰府 派出 風雲道者、渡畜牲者 到 宮廟，強制執行 抓捕 瞎掰鬼。</text:span></text:p>
                </text:list-item>
                <text:list-item>
                  <text:p text:style-name="P49">七月關廟門<text:span text:style-name="T11"> </text:span><text:span text:style-name="T56">↔</text:span><text:span text:style-name="T11"> 張國松 認定，瞎掰鬼 為了 躲避，風雲道者、渡畜牲者 的 強制執行。</text:span></text:p>
                </text:list-item>
                <text:list-item>
                  <text:p text:style-name="P44">跪拜 <text:span text:style-name="T55">↔</text:span><text:span text:style-name="T32"> 張國松 認定，跪拜 邪靈、（人類 認定的）神靈 是在 成立契約、交易、利益交換。</text:span></text:p>
                  <text:list>
                    <text:list-item>
                      <text:p text:style-name="P44">（張國松 認定的）有求有得，任憑處置。</text:p>
                      <text:list>
                        <text:list-item>
                          <text:p text:style-name="P44">求 <text:span text:style-name="T51">↔</text:span><text:span text:style-name="T33"> </text:span>要求、請求、許願。</text:p>
                        </text:list-item>
                        <text:list-item>
                          <text:p text:style-name="P44">得 <text:span text:style-name="T51">↔</text:span><text:span text:style-name="T33"> 邪靈 實現 要求、請求、願望。</text:span></text:p>
                        </text:list-item>
                        <text:list-item>
                          <text:p text:style-name="P45">任憑處置 <text:span text:style-name="T51">↔</text:span><text:span text:style-name="T33"> 攝取 </text:span>該個體的 磁流。</text:p>
                          <text:list>
                            <text:list-item>
                              <text:p text:style-name="P45">任憑處置 <text:span text:style-name="T51">↔</text:span><text:span text:style-name="T33"> </text:span>風雲道者 想要捕捉 的時候，邪靈 有權 躲在、卡在 該個體的 裡面。</text:p>
                              <text:list>
                                <text:list-item>
                                  <text:p text:style-name="P45">有權 是 有權力、有權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假定，某一特定個體 有，對 邪靈 要求、請求、許願。</text:p>
                      <text:list>
                        <text:list-item>
                          <text:p text:style-name="P47">邪靈 有機率實現 該個體的 要求、請求、願望。</text:p>
                        </text:list-item>
                        <text:list-item>
                          <text:p text:style-name="P47">邪靈 有權力、有權利 攝取 該個體的 磁流。</text:p>
                        </text:list-item>
                        <text:list-item>
                          <text:p text:style-name="P47">明顯例子，死靈之書、對吸血鬼發出邀請。</text:p>
                        </text:list-item>
                      </text:list>
                    </text:list-item>
                    <text:list-item>
                      <text:p text:style-name="P46">假定，某一特定個體 沒有，對 邪靈 要求、請求、許願。</text:p>
                      <text:list>
                        <text:list-item>
                          <text:p text:style-name="P46">邪靈 沒有權力、沒有權利 攝取 該個體的 磁流。</text:p>
                        </text:list-item>
                      </text:list>
                    </text:list-item>
                  </text:list>
                </text:list-item>
                <text:list-item>
                  <text:p text:style-name="P43">瞎掰鬼 存在 的時間 <text:span text:style-name="T55">↔</text:span><text:span text:style-name="T32"> 張國松 認定，瞎掰鬼 平均 不超過 </text:span><text:span text:style-name="T35">30年，</text:span><text:span text:style-name="T32">風雲道者 就會捕捉到。</text:span></text:p>
                </text:list-item>
              </text:list>
            </text:list-item>
            <text:list-item>
              <text:p text:style-name="P42">神明 認 義子 <text:span text:style-name="T57">↔</text:span><text:span text:style-name="T30"> 張國松 認定，瞎掰鬼 預定、訂購、敲定，年幼、鮮甜、自己送上門 的 磁流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56:46.439000000</dc:date>
    <meta:editing-duration>P13DT8H6M15S</meta:editing-duration>
    <meta:editing-cycles>11076</meta:editing-cycles>
    <meta:document-statistic meta:table-count="0" meta:image-count="0" meta:object-count="0" meta:page-count="1" meta:paragraph-count="138" meta:word-count="2962" meta:character-count="3602" meta:non-whitespace-character-count="3167"/>
  </office:meta>
</office:document-meta>
</file>